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 style:master-page-name="Standard">
      <style:paragraph-properties fo:margin-top="0cm" fo:margin-bottom="0cm" loext:contextual-spacing="false"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66</text:p>
      <text:p text:style-name="P1">for x in range(1,6): <text:s/></text:p>
      <text:p text:style-name="P1"><text:tab/>print("%5i%5i%5i" % (x,x**2,x**3))</text:p>
      <text:p text:style-name="P1"><text:s text:c="4"/></text:p>
      <text:p text:style-name="P1">#67</text:p>
      <text:p text:style-name="P1">for x in range(-20,45,5): <text:s/></text:p>
      <text:p text:style-name="P1"><text:tab/>print("%5i%5i" % (x,(0.01*x*212)))</text:p>
      <text:p text:style-name="P1"><text:s text:c="4"/></text:p>
      <text:p text:style-name="P1">#68</text:p>
      <text:p text:style-name="P1">oceny={1:"3",2:"3.5",3:"4",4:"4.5",5:"5"}</text:p>
      <text:p text:style-name="P1">oceny_studenta=[]</text:p>
      <text:p text:style-name="P1">x=True</text:p>
      <text:p text:style-name="P1">while x:</text:p>
      <text:p text:style-name="P1"><text:tab/>wartosc=input("Podaj ocene: ")</text:p>
      <text:p text:style-name="P1"><text:tab/>if(wartosc in oceny.values()):</text:p>
      <text:p text:style-name="P1"><text:s text:c="4"/><text:tab/>oceny_studenta.append(float(wartosc))</text:p>
      <text:p text:style-name="P1"><text:tab/>if wartosc=="":</text:p>
      <text:p text:style-name="P1"><text:s text:c="4"/><text:tab/>x=False</text:p>
      <text:p text:style-name="P1">print(oceny_studenta)</text:p>
      <text:p text:style-name="P1">suma=0</text:p>
      <text:p text:style-name="P1">for x in oceny_studenta:</text:p>
      <text:p text:style-name="P1"><text:tab/>suma+=x</text:p>
      <text:p text:style-name="P1">print("Średnia wynosi "+str(suma/(len(oceny_studenta))))</text:p>
      <text:p text:style-name="P1"/>
      <text:p text:style-name="P1">#69</text:p>
      <text:p text:style-name="P1">def nSilnia(n):</text:p>
      <text:p text:style-name="P1"><text:tab/>wynik = 1</text:p>
      <text:p text:style-name="P1"><text:tab/>i = 1</text:p>
      <text:p text:style-name="P1"><text:tab/>while(i &lt;= n):</text:p>
      <text:p text:style-name="P1"><text:s text:c="4"/><text:tab/>wynik = wynik*i</text:p>
      <text:p text:style-name="P1"><text:s text:c="4"/><text:tab/>i += 1</text:p>
      <text:p text:style-name="P1"><text:tab/>print(wynik)</text:p>
      <text:p text:style-name="P1"/>
      <text:p text:style-name="P1">nSilnia(5)</text:p>
      <text:p text:style-name="P1"/>
      <text:p text:style-name="P1">#70</text:p>
      <text:p text:style-name="P1">def Fib():</text:p>
      <text:p text:style-name="P1"><text:tab/>suma=0</text:p>
      <text:p text:style-name="P1"><text:tab/>liczba=0</text:p>
      <text:p text:style-name="P1"><text:tab/>lista=[]</text:p>
      <text:p text:style-name="P1"><text:tab/>wartosc=input("Podaj numer liczby fibonacciego: ")</text:p>
      <text:p text:style-name="P1"><text:tab/>for x in range(int(wartosc)+1):</text:p>
      <text:p text:style-name="P1"><text:s text:c="4"/><text:tab/>if (x==0) or (x==1):</text:p>
      <text:p text:style-name="P1"><text:s text:c="8"/><text:tab/>lista.append(x)</text:p>
      <text:p text:style-name="P1"><text:s text:c="8"/><text:tab/>suma+=x</text:p>
      <text:p text:style-name="P1"><text:s text:c="8"/><text:tab/>liczba=x</text:p>
      <text:p text:style-name="P1"><text:s text:c="4"/><text:tab/>else:</text:p>
      <text:p text:style-name="P1"><text:s text:c="8"/><text:tab/>liczba=lista[x-1]+lista[x-2]</text:p>
      <text:p text:style-name="P1"><text:soft-page-break/><text:s text:c="8"/><text:tab/>lista.append(liczba)</text:p>
      <text:p text:style-name="P1"><text:s text:c="8"/><text:tab/>suma+=liczba</text:p>
      <text:p text:style-name="P1"><text:tab/>print("liczba na "+wartosc+" miejscu, to " + str(liczba)+", a suma to "+str(suma))</text:p>
      <text:p text:style-name="P1"/>
      <text:p text:style-name="P1">Fib()</text:p>
      <text:p text:style-name="P1"/>
      <text:p text:style-name="P1">#71</text:p>
      <text:p text:style-name="P1">import random</text:p>
      <text:p text:style-name="P1">def Wyrazy(n=5):</text:p>
      <text:p text:style-name="P1"><text:tab/>wyrazy = ["Ala","ma","kota","a","kot","ma","Ale"]</text:p>
      <text:p text:style-name="P1"><text:tab/>i = 1</text:p>
      <text:p text:style-name="P1"><text:tab/>while(i &lt;= n):</text:p>
      <text:p text:style-name="P1"><text:s text:c="4"/><text:tab/>print(random.choice(wyrazy))</text:p>
      <text:p text:style-name="P1"><text:s text:c="4"/><text:tab/>i +=1</text:p>
      <text:p text:style-name="P1">Wyrazy()</text:p>
      <text:p text:style-name="P1">Wyrazy(3)</text:p>
      <text:p text:style-name="P1"/>
      <text:p text:style-name="P1">#72</text:p>
      <text:p text:style-name="P1">import math</text:p>
      <text:p text:style-name="P1">def Dist(x1,x2,y1,y2):</text:p>
      <text:p text:style-name="P1"><text:tab/>d = round(math.sqrt(pow((x2-x1),2)+pow((y2-y1),2)),2)</text:p>
      <text:p text:style-name="P1"><text:tab/>print(d)</text:p>
      <text:p text:style-name="P1"/>
      <text:p text:style-name="P1">Dist(4,3,5,1)</text:p>
      <text:p text:style-name="P1"/>
      <text:p text:style-name="P1">#73</text:p>
      <text:p text:style-name="P1">import math</text:p>
      <text:p text:style-name="P1">def Geo(a1,q,n):</text:p>
      <text:p text:style-name="P1"><text:tab/>an = a1*pow(q,(n-1))</text:p>
      <text:p text:style-name="P1"><text:tab/>print(an)</text:p>
      <text:p text:style-name="P1"/>
      <text:p text:style-name="P1">Geo(1,3,3)</text:p>
      <text:p text:style-name="P1"/>
      <text:p text:style-name="P1">#74</text:p>
      <text:p text:style-name="P1">def suma(*arg): <text:s/></text:p>
      <text:p text:style-name="P1"><text:s text:c="4"/>sum=0 <text:s/></text:p>
      <text:p text:style-name="P1"><text:s text:c="4"/>for x in arg:</text:p>
      <text:p text:style-name="P1"><text:s text:c="3"/><text:tab/> sum += x</text:p>
      <text:p text:style-name="P1"><text:s text:c="3"/><text:tab/> ave = sum/len(arg)</text:p>
      <text:p text:style-name="P1"><text:s text:c="4"/>return print(ave)</text:p>
      <text:p text:style-name="P1"/>
      <text:p text:style-name="P1">suma(2,3,4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Windows_X86_64 LibreOffice_project/f82d347ccc0be322489bf7da61d7e4ad13fe2ff3</meta:generator>
    <meta:document-statistic meta:table-count="0" meta:image-count="0" meta:object-count="0" meta:page-count="2" meta:paragraph-count="79" meta:word-count="157" meta:character-count="1408" meta:non-whitespace-character-count="1173"/>
  </office:meta>
</office:document-meta>
</file>